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erif Pro" svg:font-family="'Source Serif Pro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font-name="Noto Sans CJK JP" fo:font-size="8pt" style:font-name-asian="Noto Sans CJK JP" style:font-size-asian="8pt" style:font-size-complex="8pt"/>
    </style:style>
    <style:style style:name="P3" style:family="paragraph" style:parent-style-name="Text_20_body">
      <style:paragraph-properties fo:text-align="start" style:justify-single-word="false"/>
      <style:text-properties style:font-name="Noto Sans CJK JP" fo:font-size="8pt" style:font-name-asian="Noto Sans CJK JP" style:font-size-asian="8pt" style:font-size-complex="8pt"/>
    </style:style>
    <style:style style:name="P4" style:family="paragraph" style:parent-style-name="Text_20_body">
      <style:paragraph-properties fo:text-align="center" style:justify-single-word="false"/>
      <style:text-properties style:font-name="Noto Sans CJK JP" fo:font-size="8pt" style:font-name-asian="Noto Sans CJK JP" style:font-size-asian="8pt" style:font-style-asian="normal" style:font-weight-asian="normal" style:font-size-complex="8pt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style:font-name="Noto Sans CJK JP" fo:font-size="8pt" fo:letter-spacing="normal" style:font-name-asian="Noto Sans CJK JP" style:font-size-asian="8pt" style:font-style-asian="normal" style:font-weight-asian="normal" style:font-size-complex="8pt"/>
    </style:style>
    <style:style style:name="T1" style:family="text">
      <style:text-properties fo:font-style="normal" fo:font-weight="normal"/>
    </style:style>
    <style:style style:name="T2" style:family="text">
      <style:text-properties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浮誇才美的滿大人</text:p>
      <text:p text:style-name="Standard"/>
      <text:p text:style-name="Standard"/>
      <text:p text:style-name="P2">從什麼時候開始，</text:p>
      <text:p text:style-name="P2">我們的文學朗誦變得如此浮誇！</text:p>
      <text:p text:style-name="P2">誇張到</text:p>
      <text:p text:style-name="P2">像極了神經病忘記了吃藥，</text:p>
      <text:p text:style-name="P2">啊，滿大人！</text:p>
      <text:p text:style-name="P2"/>
      <text:p text:style-name="P2">從什麼時候開始，</text:p>
      <text:p text:style-name="P2">我們朗誦古人的詩詞，</text:p>
      <text:p text:style-name="P2">變得似乎有點拗口！</text:p>
      <text:p text:style-name="P2">啊，告訴我啊，滿大人！</text:p>
      <text:p text:style-name="P2"/>
      <text:p text:style-name="P2">從什麼開始，</text:p>
      <text:p text:style-name="P2">我們發現古人說話像古人，</text:p>
      <text:p text:style-name="P2">而我們卻是驕傲的現代人，</text:p>
      <text:p text:style-name="P2">驚豔得像一朵歷史上的奇葩！</text:p>
      <text:p text:style-name="P2">啊，滿大人！</text:p>
      <text:p text:style-name="P2"/>
      <text:p text:style-name="P2">而</text:p>
      <text:p text:style-name="P2">中國卻流傳着這麼一種方言，</text:p>
      <text:p text:style-name="P2">朗誦是詩，</text:p>
      <text:p text:style-name="P2">說話亦似詩，</text:p>
      <text:p text:style-name="P2">她和其他方言一樣，</text:p>
      <text:p text:style-name="P2">說着古人的話，</text:p>
      <text:p text:style-name="P2">唱着古人的歌，</text:p>
      <text:p text:style-name="P2">她</text:p>
      <text:p text:style-name="P2">美得自然，</text:p>
      <text:p text:style-name="P2">自然得讓人舒服，</text:p>
      <text:p text:style-name="P2">舒服得讓人知道，</text:p>
      <text:p text:style-name="P2">這才是正常的樣子，</text:p>
      <text:p text:style-name="P2">美原來不需要浮誇的！</text:p>
      <text:p text:style-name="P2">她，真的是方言嗎？</text:p>
      <text:p text:style-name="P2">啊，滿大人，歸去來兮！</text:p>
      <text:p text:style-name="P2"/>
      <text:p text:style-name="P3">PS :</text:p>
      <text:p text:style-name="P3"><text:soft-page-break/><text:span text:style-name="T2">中國，英文</text:span><text:span text:style-name="T1">China</text:span><text:span text:style-name="T2">，</text:span><text:span text:style-name="T1">(china,</text:span><text:span text:style-name="T2">陶瓷）</text:span></text:p>
      <text:p text:style-name="P5">普通話，英文<text:span text:style-name="T1">mandarin</text:span>（外國人發音的：滿大人<text:span text:style-name="T1">man da rin</text:span>，粵語，客家話，四川話，日語，韓語等皆讀類似<text:span text:style-name="T1">rin/nin/yin</text:span>發音，唯獨滿大人及其後人讀<text:span text:style-name="T1">ren</text:span>謂之人）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erif Pro" svg:font-family="'Source Serif Pro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9T13:40:44.049233754</meta:creation-date>
    <meta:generator>LibreOffice/6.0.7.3$Linux_X86_64 LibreOffice_project/00m0$Build-3</meta:generator>
    <dc:date>2021-05-21T08:20:08.127809651</dc:date>
    <meta:editing-duration>PT7M12S</meta:editing-duration>
    <meta:editing-cycles>5</meta:editing-cycles>
    <meta:document-statistic meta:table-count="0" meta:image-count="0" meta:object-count="0" meta:page-count="2" meta:paragraph-count="33" meta:word-count="322" meta:character-count="360" meta:non-whitespace-character-count="357"/>
  </office:meta>
</office:document-meta>
</file>